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Equation"/>
        <text:sequence-decl text:display-outline-level="0" text:name="Figure"/>
      </text:sequence-decls>
      <text:p text:style-name="OrgTitle"><text:title>Planning the piece</text:title></text:p>
      <text:p text:style-name="OrgSubtitle"/>
      <text:p text:style-name="OrgSubtitle"><text:date style:data-style-name="N30" text:date-value="2012-04-13T17:23:51.99">13/04/12</text:date></text:p>
      <text:p text:style-name="OrgSubtitle"/>
      <text:h text:style-name="Heading_20_1" text:outline-level="1"><text:bookmark-start text:name="OrgXref.sec-3"/><text:bookmark text:name="sec-3"/>Arch shape<text:bookmark-end text:name="OrgXref.sec-3"/></text:h>
      <text:h text:style-name="Heading_20_1" text:outline-level="1"><text:bookmark-start text:name="OrgXref.sec-5"/><text:bookmark text:name="sec-5"/>Task: Play with hadron and make sounds<text:bookmark-end text:name="OrgXref.sec-5"/></text:h>
      <text:h text:style-name="Heading_20_1" text:outline-level="1"><text:bookmark-start text:name="OrgXref.sec-6"/><text:bookmark text:name="sec-6"/>Video control ideas<text:bookmark-end text:name="OrgXref.sec-6"/></text:h>
      <text:h text:style-name="Heading_20_2" text:outline-level="2"><text:bookmark-start text:name="OrgXref.sec-6-1"/><text:bookmark text:name="sec-6-1"/>NormMag –&gt; event density<text:bookmark-end text:name="OrgXref.sec-6-1"/></text:h>
      <text:h text:style-name="Heading_20_3" text:outline-level="3"><text:bookmark-start text:name="OrgXref.sec-6-1-1"/><text:bookmark text:name="sec-6-1-1"/>LFO -&gt; HrDelay time (glitches)<text:bookmark-end text:name="OrgXref.sec-6-1-1"/></text:h>
      <text:h text:style-name="Heading_20_3" text:outline-level="3"><text:bookmark-start text:name="OrgXref.sec-6-1-2"/><text:bookmark text:name="sec-6-1-2"/>Grain density<text:bookmark-end text:name="OrgXref.sec-6-1-2"/></text:h>
      <text:h text:style-name="Heading_20_3" text:outline-level="3"><text:bookmark-start text:name="OrgXref.sec-6-1-3"/><text:bookmark text:name="sec-6-1-3"/>Patterns<text:bookmark-end text:name="OrgXref.sec-6-1-3"/></text:h>
      <text:h text:style-name="Heading_20_2" text:outline-level="2"><text:bookmark-start text:name="OrgXref.sec-6-2"/><text:bookmark text:name="sec-6-2"/>Left or right screen regions<text:bookmark-end text:name="OrgXref.sec-6-2"/></text:h>
      <text:h text:style-name="Heading_20_2" text:outline-level="2"><text:bookmark-start text:name="OrgXref.sec-6-3"/><text:bookmark text:name="sec-6-3"/>Y –&gt; pitch<text:bookmark-end text:name="OrgXref.sec-6-3"/></text:h>
      <text:h text:style-name="Heading_20_3" text:outline-level="3"><text:bookmark-start text:name="OrgXref.sec-6-3-1"/><text:bookmark text:name="sec-6-3-1"/>Grain pitch<text:bookmark-end text:name="OrgXref.sec-6-3-1"/></text:h>
      <text:h text:style-name="Heading_20_3" text:outline-level="3"><text:bookmark-start text:name="OrgXref.sec-6-3-2"/><text:bookmark text:name="sec-6-3-2"/>Pattern frequency range or weighting<text:bookmark-end text:name="OrgXref.sec-6-3-2"/></text:h>
      <text:h text:style-name="Heading_20_1" text:outline-level="1"><text:bookmark-start text:name="OrgXref.sec-7"/><text:bookmark text:name="sec-7"/>Techniques<text:bookmark-end text:name="OrgXref.sec-7"/></text:h>
      <text:h text:style-name="Heading_20_2" text:outline-level="2"><text:bookmark-start text:name="OrgXref.sec-7-1"/><text:bookmark text:name="sec-7-1"/>Hand-damping<text:bookmark-end text:name="OrgXref.sec-7-1"/></text:h>
      <text:h text:style-name="Heading_20_2" text:outline-level="2"><text:bookmark-start text:name="OrgXref.sec-7-2"/><text:bookmark text:name="sec-7-2"/>Fingernail harmonic<text:bookmark-end text:name="OrgXref.sec-7-2"/></text:h>
      <text:h text:style-name="Heading_20_2" text:outline-level="2"><text:bookmark-start text:name="OrgXref.sec-7-3"/><text:bookmark text:name="sec-7-3"/>Key scrape<text:bookmark-end text:name="OrgXref.sec-7-3"/></text:h>
      <text:h text:style-name="Heading_20_2" text:outline-level="2"><text:bookmark-start text:name="OrgXref.sec-7-4"/><text:bookmark text:name="sec-7-4"/>Background melody on back strings + singing<text:bookmark-end text:name="OrgXref.sec-7-4"/></text:h>
      <text:h text:style-name="Heading_20_2" text:outline-level="2"><text:bookmark-start text:name="OrgXref.sec-7-5"/><text:bookmark text:name="sec-7-5"/>Chord on back strings, then normal<text:bookmark-end text:name="OrgXref.sec-7-5"/></text:h>
      <text:p text:style-name="Text_20_body">Bb maj + D maj </text:p>
      <text:h text:style-name="Heading_20_2" text:outline-level="2"><text:bookmark-start text:name="OrgXref.sec-7-6"/><text:bookmark text:name="sec-7-6"/>Speaker as exciter<text:bookmark-end text:name="OrgXref.sec-7-6"/></text:h>
      <text:h text:style-name="Heading_20_2" text:outline-level="2"><text:bookmark-start text:name="OrgXref.sec-7-7"/><text:bookmark text:name="sec-7-7"/>Fingernail tremolo<text:bookmark-end text:name="OrgXref.sec-7-7"/></text:h>
      <text:h text:style-name="Heading_20_2" text:outline-level="2"><text:bookmark-start text:name="OrgXref.sec-7-8"/><text:bookmark text:name="sec-7-8"/>Pizz with finger-stop (3 pitches), also w/ gliss<text:bookmark-end text:name="OrgXref.sec-7-8"/></text:h>
      <text:h text:style-name="Heading_20_1" text:outline-level="1"><text:bookmark-start text:name="OrgXref.sec-8"/><text:bookmark text:name="sec-8"/>Sections<text:bookmark-end text:name="OrgXref.sec-8"/></text:h>
      <text:h text:style-name="Heading_20_2" text:outline-level="2"><text:bookmark-start text:name="OrgXref.sec-8-1"/><text:bookmark text:name="sec-8-1"/>A<text:bookmark-end text:name="OrgXref.sec-8-1"/></text:h>
      <text:h text:style-name="Heading_20_3" text:outline-level="3"><text:bookmark-start text:name="OrgXref.sec-8-1-1"/><text:bookmark text:name="sec-8-1-1"/><text:span text:style-name="OrgTodo">MAYBE</text:span> Comb filter and granular synthdef(s)<text:bookmark-end text:name="OrgXref.sec-8-1-1"/></text:h>
      <text:p text:style-name="Text_20_body"><text:span text:style-name="OrgTimestampWrapper"><text:span text:style-name="OrgTimestampKeyword">DEADLINE:</text:span></text:span><text:span text:style-name="OrgTimestampWrapper"> </text:span><text:span text:style-name="OrgTimestampWrapper"><text:span text:style-name="OrgTimestamp">2012-04-01 Sun</text:span></text:span><text:line-break/> </text:p>
      <text:h text:style-name="Heading_20_3" text:outline-level="3"><text:bookmark-start text:name="OrgXref.sec-8-1-2"/><text:bookmark text:name="sec-8-1-2"/>Real instrument sound first (hand damping)<text:bookmark-end text:name="OrgXref.sec-8-1-2"/></text:h>
      <text:h text:style-name="Heading_20_3" text:outline-level="3"><text:bookmark-start text:name="OrgXref.sec-8-1-3"/><text:bookmark text:name="sec-8-1-3"/>After some time, crescendo electronics<text:bookmark-end text:name="OrgXref.sec-8-1-3"/></text:h>
      <text:h text:style-name="Heading_20_4" text:outline-level="4"><text:bookmark-start text:name="OrgXref.sec-8-1-3-1"/><text:bookmark text:name="sec-8-1-3-1"/><text:soft-page-break/>Delays (long at first, then shorter) and filtered/resonating<text:bookmark-end text:name="OrgXref.sec-8-1-3-1"/></text:h>
      <text:h text:style-name="Heading_20_4" text:outline-level="4"><text:bookmark-start text:name="OrgXref.sec-8-1-3-2"/><text:bookmark text:name="sec-8-1-3-2"/>Gradually more "electronic" sounding<text:bookmark-end text:name="OrgXref.sec-8-1-3-2"/></text:h>
      <text:h text:style-name="Heading_20_4" text:outline-level="4"><text:bookmark-start text:name="OrgXref.sec-8-1-3-3"/><text:bookmark text:name="sec-8-1-3-3"/>Samples: 1-2 - 21-22<text:bookmark-end text:name="OrgXref.sec-8-1-3-3"/></text:h>
      <text:h text:style-name="Heading_20_3" text:outline-level="3"><text:bookmark-start text:name="OrgXref.sec-8-1-4"/><text:bookmark text:name="sec-8-1-4"/>Damping transitions to scraping –&gt; key scrape<text:bookmark-end text:name="OrgXref.sec-8-1-4"/></text:h>
      <text:h text:style-name="Heading_20_4" text:outline-level="4"><text:bookmark-start text:name="OrgXref.sec-8-1-4-1"/><text:bookmark text:name="sec-8-1-4-1"/>Pad-like – sustained sounds emerging<text:bookmark-end text:name="OrgXref.sec-8-1-4-1"/></text:h>
      <text:h text:style-name="Heading_20_4" text:outline-level="4"><text:bookmark-start text:name="OrgXref.sec-8-1-4-2"/><text:bookmark text:name="sec-8-1-4-2"/>Convolution impulse response: 23-24.wav<text:bookmark-end text:name="OrgXref.sec-8-1-4-2"/></text:h>
      <text:h text:style-name="Heading_20_4" text:outline-level="4"><text:bookmark-start text:name="OrgXref.sec-8-1-4-3"/><text:bookmark text:name="sec-8-1-4-3"/><text:span text:style-name="OrgTodo">TODO</text:span> (cw/lhr) Patterns to play the pads<text:bookmark-end text:name="OrgXref.sec-8-1-4-3"/></text:h>
      <text:h text:style-name="Heading_20_4" text:outline-level="4"><text:bookmark-start text:name="OrgXref.sec-8-1-4-4"/><text:bookmark text:name="sec-8-1-4-4"/><text:span text:style-name="OrgTodo">TODO</text:span> (cw/lhr) Video control: NormMag –&gt; more active electronics<text:bookmark-end text:name="OrgXref.sec-8-1-4-4"/></text:h>
      <text:p text:style-name="Text_20_body">Maybe imitating scraping sound </text:p>
      <text:h text:style-name="Heading_20_4" text:outline-level="4"><text:bookmark-start text:name="OrgXref.sec-8-1-4-5"/><text:bookmark text:name="sec-8-1-4-5"/><text:span text:style-name="OrgTodo">TODO</text:span> (hjh) Set up convolution <text:span text:style-name="OrgTimestampWrapper"><text:span text:style-name="OrgTimestamp">2012-04-14 Sat</text:span></text:span><text:bookmark-end text:name="OrgXref.sec-8-1-4-5"/></text:h>
      <text:h text:style-name="Heading_20_2" text:outline-level="2"><text:bookmark-start text:name="OrgXref.sec-8-2"/><text:bookmark text:name="sec-8-2"/>B<text:bookmark-end text:name="OrgXref.sec-8-2"/></text:h>
      <text:h text:style-name="Heading_20_3" text:outline-level="3"><text:bookmark-start text:name="OrgXref.sec-8-2-1"/><text:bookmark text:name="sec-8-2-1"/>Quiet: Fingernail "harmonics"<text:bookmark-end text:name="OrgXref.sec-8-2-1"/></text:h>
      <text:h text:style-name="Heading_20_4" text:outline-level="4"><text:bookmark-start text:name="OrgXref.sec-8-2-1-1"/><text:bookmark text:name="sec-8-2-1-1"/>Tremolo following a pitch contour - contour could come from video<text:bookmark-end text:name="OrgXref.sec-8-2-1-1"/></text:h>
      <text:h text:style-name="Heading_20_4" text:outline-level="4"><text:bookmark-start text:name="OrgXref.sec-8-2-1-2"/><text:bookmark text:name="sec-8-2-1-2"/>Different timbres for some tremolos?<text:bookmark-end text:name="OrgXref.sec-8-2-1-2"/></text:h>
      <text:h text:style-name="Heading_20_5" text:outline-level="5"><text:bookmark-start text:name="OrgXref.sec-8-2-1-2-1"/><text:bookmark text:name="sec-8-2-1-2-1"/><text:span text:style-name="OrgTodo">TODO</text:span> (hjh) Check about distributing polypattern events<text:bookmark-end text:name="OrgXref.sec-8-2-1-2-1"/></text:h>
      <text:h text:style-name="Heading_20_4" text:outline-level="4"><text:bookmark-start text:name="OrgXref.sec-8-2-1-3"/><text:bookmark text:name="sec-8-2-1-3"/>HrMultiCtlMod: { |index, m1, m2, m3| SelectX.kr(index, [m1, m2, m3]) }<text:bookmark-end text:name="OrgXref.sec-8-2-1-3"/></text:h>
      <text:p text:style-name="Text_20_body">Or SelectX.kr(index, sum([m1, m2, m3] * [amp1, amp2, amp3])) </text:p>
      <text:h text:style-name="Heading_20_4" text:outline-level="4"><text:bookmark-start text:name="OrgXref.sec-8-2-1-4"/><text:bookmark text:name="sec-8-2-1-4"/>One modulator could come from HrVideoData<text:bookmark-end text:name="OrgXref.sec-8-2-1-4"/></text:h>
      <text:h text:style-name="Heading_20_4" text:outline-level="4"><text:bookmark-start text:name="OrgXref.sec-8-2-1-5"/><text:bookmark text:name="sec-8-2-1-5"/>Add more tremolos - different speeds<text:bookmark-end text:name="OrgXref.sec-8-2-1-5"/></text:h>
      <text:h text:style-name="Heading_20_5" text:outline-level="5"><text:bookmark-start text:name="OrgXref.sec-8-2-1-5-1"/><text:bookmark text:name="sec-8-2-1-5-1"/><text:span text:style-name="OrgTodo">TODO</text:span> (cw) SynthDef to generate tremolo contour, based on pattern<text:bookmark-end text:name="OrgXref.sec-8-2-1-5-1"/></text:h>
      <text:h text:style-name="Heading_20_5" text:outline-level="5"><text:bookmark-start text:name="OrgXref.sec-8-2-1-5-2"/><text:bookmark text:name="sec-8-2-1-5-2"/>(maybe?) Map small-block mags into tremolo volumes, <text:span text:style-name="Emphasis">or envelope</text:span><text:bookmark-end text:name="OrgXref.sec-8-2-1-5-2"/></text:h>
      <text:h text:style-name="Heading_20_5" text:outline-level="5"><text:bookmark-start text:name="OrgXref.sec-8-2-1-5-3"/><text:bookmark text:name="sec-8-2-1-5-3"/>Overlaps – cresc.. dim…<text:bookmark-end text:name="OrgXref.sec-8-2-1-5-3"/></text:h>
      <text:h text:style-name="Heading_20_5" text:outline-level="5"><text:bookmark-start text:name="OrgXref.sec-8-2-1-5-4"/><text:bookmark text:name="sec-8-2-1-5-4"/>Can also vary width<text:bookmark-end text:name="OrgXref.sec-8-2-1-5-4"/></text:h>
      <text:h text:style-name="Heading_20_5" text:outline-level="5"><text:bookmark-start text:name="OrgXref.sec-8-2-1-5-5"/><text:bookmark text:name="sec-8-2-1-5-5"/>Move panning<text:bookmark-end text:name="OrgXref.sec-8-2-1-5-5"/></text:h>
      <text:h text:style-name="Heading_20_3" text:outline-level="3"><text:bookmark-start text:name="OrgXref.sec-8-2-2"/><text:bookmark text:name="sec-8-2-2"/>Overall shape: hold lower dynamic, then quick cresc.<text:bookmark-end text:name="OrgXref.sec-8-2-2"/></text:h>
      <text:h text:style-name="Heading_20_3" text:outline-level="3"><text:bookmark-start text:name="OrgXref.sec-8-2-3"/><text:bookmark text:name="sec-8-2-3"/>Local crescendos, could accumulate as we go on<text:bookmark-end text:name="OrgXref.sec-8-2-3"/></text:h>
      <text:h text:style-name="Heading_20_2" text:outline-level="2"><text:bookmark-start text:name="OrgXref.sec-8-3"/><text:bookmark text:name="sec-8-3"/>C<text:bookmark-end text:name="OrgXref.sec-8-3"/></text:h>
      <text:h text:style-name="Heading_20_3" text:outline-level="3"><text:bookmark-start text:name="OrgXref.sec-8-3-1"/><text:bookmark text:name="sec-8-3-1"/>Electronics take over main role<text:bookmark-end text:name="OrgXref.sec-8-3-1"/></text:h>
      <text:h text:style-name="Heading_20_3" text:outline-level="3"><text:bookmark-start text:name="OrgXref.sec-8-3-2"/><text:bookmark text:name="sec-8-3-2"/>Can reuse convolution with short impulse "pads"<text:bookmark-end text:name="OrgXref.sec-8-3-2"/></text:h>
      <text:h text:style-name="Heading_20_3" text:outline-level="3"><text:bookmark-start text:name="OrgXref.sec-8-3-3"/><text:bookmark text:name="sec-8-3-3"/><text:span text:style-name="OrgTodo">TODO</text:span> (cw/lhr) More pitched timbres<text:bookmark-end text:name="OrgXref.sec-8-3-3"/></text:h>
      <text:h text:style-name="Heading_20_3" text:outline-level="3"><text:bookmark-start text:name="OrgXref.sec-8-3-4"/><text:bookmark text:name="sec-8-3-4"/><text:span text:style-name="OrgTodo">TODO</text:span> (cw/lhr) Sustaining sounds (for "deep note")<text:bookmark-end text:name="OrgXref.sec-8-3-4"/></text:h>
      <text:h text:style-name="Heading_20_3" text:outline-level="3"><text:bookmark-start text:name="OrgXref.sec-8-3-5"/><text:bookmark text:name="sec-8-3-5"/><text:span text:style-name="OrgTodo">TODO</text:span> (cw/lhr) Shorter, more percussive sounds for rhythm/chaotic feel<text:bookmark-end text:name="OrgXref.sec-8-3-5"/></text:h>
      <text:h text:style-name="Heading_20_3" text:outline-level="3"><text:bookmark-start text:name="OrgXref.sec-8-3-6"/><text:bookmark text:name="sec-8-3-6"/>Toward end: More and more singing (little breaks)<text:bookmark-end text:name="OrgXref.sec-8-3-6"/></text:h>
      <text:h text:style-name="Heading_20_3" text:outline-level="3"><text:bookmark-start text:name="OrgXref.sec-8-3-7"/><text:bookmark text:name="sec-8-3-7"/>Rhythm: Chaotic at first, becomes more organized<text:bookmark-end text:name="OrgXref.sec-8-3-7"/></text:h>
      <text:h text:style-name="Heading_20_4" text:outline-level="4"><text:bookmark-start text:name="OrgXref.sec-8-3-7-1"/><text:bookmark text:name="sec-8-3-7-1"/><text:span text:style-name="OrgDone">DONE</text:span> Look up code to re-center on meter<text:bookmark-end text:name="OrgXref.sec-8-3-7-1"/></text:h>
      <text:h text:style-name="Heading_20_3" text:outline-level="3"><text:bookmark-start text:name="OrgXref.sec-8-3-8"/><text:bookmark text:name="sec-8-3-8"/>Pitch: Chaotic at first, becomes more organized<text:bookmark-end text:name="OrgXref.sec-8-3-8"/></text:h>
      <text:h text:style-name="Heading_20_4" text:outline-level="4"><text:bookmark-start text:name="OrgXref.sec-8-3-8-1"/><text:bookmark text:name="sec-8-3-8-1"/><text:soft-page-break/><text:span text:style-name="OrgTodo">TODO</text:span> (hjh) Exact formula for pitch convergence<text:bookmark-end text:name="OrgXref.sec-8-3-8-1"/></text:h>
      <text:h text:style-name="Heading_20_4" text:outline-level="4"><text:bookmark-start text:name="OrgXref.sec-8-3-8-2"/><text:bookmark text:name="sec-8-3-8-2"/>THX "Deep Note": Pitches start close and expand to chord<text:bookmark-end text:name="OrgXref.sec-8-3-8-2"/></text:h>
      <text:h text:style-name="Heading_20_4" text:outline-level="4"><text:bookmark-start text:name="OrgXref.sec-8-3-8-3"/><text:bookmark text:name="sec-8-3-8-3"/>Final pitch chord: D major / pentatonic<text:bookmark-end text:name="OrgXref.sec-8-3-8-3"/></text:h>
      <text:h text:style-name="Heading_20_4" text:outline-level="4"><text:bookmark-start text:name="OrgXref.sec-8-3-8-4"/><text:bookmark text:name="sec-8-3-8-4"/>Rhythm disappears as we approach final chord<text:bookmark-end text:name="OrgXref.sec-8-3-8-4"/></text:h>
      <text:h text:style-name="Heading_20_3" text:outline-level="3"><text:bookmark-start text:name="OrgXref.sec-8-3-9"/><text:bookmark text:name="sec-8-3-9"/>Possible video parameters<text:bookmark-end text:name="OrgXref.sec-8-3-9"/></text:h>
      <text:h text:style-name="Heading_20_4" text:outline-level="4"><text:bookmark-start text:name="OrgXref.sec-8-3-9-1"/><text:bookmark text:name="sec-8-3-9-1"/>Magnitude –&gt; Chaos (less activity, more organized)<text:bookmark-end text:name="OrgXref.sec-8-3-9-1"/></text:h>
      <text:h text:style-name="Heading_20_4" text:outline-level="4"><text:bookmark-start text:name="OrgXref.sec-8-3-9-2"/><text:bookmark text:name="sec-8-3-9-2"/>Proportion of pitched vs. unpitched sounds<text:bookmark-end text:name="OrgXref.sec-8-3-9-2"/></text:h>
      <text:h text:style-name="Heading_20_4" text:outline-level="4"><text:bookmark-start text:name="OrgXref.sec-8-3-9-3"/><text:bookmark text:name="sec-8-3-9-3"/>Proportion of short vs. long notes<text:bookmark-end text:name="OrgXref.sec-8-3-9-3"/></text:h>
      <text:h text:style-name="Heading_20_4" text:outline-level="4"><text:bookmark-start text:name="OrgXref.sec-8-3-9-4"/><text:bookmark text:name="sec-8-3-9-4"/>Pitch contours by Y axis?<text:bookmark-end text:name="OrgXref.sec-8-3-9-4"/></text:h>
      <text:h text:style-name="Heading_20_1" text:outline-level="1"><text:bookmark-start text:name="OrgXref.sec-9"/><text:bookmark text:name="sec-9"/>Scraps<text:bookmark-end text:name="OrgXref.sec-9"/></text:h>
      <text:h text:style-name="Heading_20_2" text:outline-level="2"><text:bookmark-start text:name="OrgXref.sec-9-1"/>+ comb delays (polypattern?)<text:bookmark-end text:name="OrgXref.sec-9-1"/></text:h>
      <text:p text:style-name="Text_20_body">Could use video to change frequency range and pacing of comb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4pt" fo:margin-bottom="0pt" style:page-number="auto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6.01pt" fo:margin-bottom="6.01pt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keep-with-next="auto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43.2pt" fo:margin-right="0pt" fo:text-indent="-21.6pt" style:auto-text-indent="false" style:page-number="auto" fo:keep-with-next="auto">
        <style:tab-stops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64.8pt" fo:margin-right="0pt" fo:text-indent="-21.6pt" style:auto-text-indent="false" style:page-number="auto" fo:keep-with-next="auto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86.6pt" fo:margin-right="0pt" fo:text-indent="-21.6pt" style:auto-text-indent="false">
        <style:tab-stops/>
      </style:paragraph-properties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Title" style:family="paragraph" style:parent-style-name="Title">
      <style:paragraph-properties fo:margin-top="0pt" fo:margin-bottom="0pt"/>
      <style:text-properties fo:font-size="24pt"/>
    </style:style>
    <style:style style:name="OrgSubtitle" style:family="paragraph" style:parent-style-name="Subtitle">
      <style:paragraph-properties fo:margin-top="0pt" fo:margin-bottom="0pt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14.14pt" fo:margin-right="0pt" fo:text-indent="0pt" style:auto-text-indent="false"/>
    </style:style>
    <style:style style:name="List_20_Indent" style:display-name="List Indent" style:family="paragraph" style:parent-style-name="Text_20_body" style:class="text">
      <style:paragraph-properties fo:margin-left="141.76pt" fo:margin-right="0pt" fo:text-indent="-127.56pt" style:auto-text-indent="false">
        <style:tab-stops>
          <style:tab-stop style:position="0pt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pt" fo:margin-right="0pt" fo:text-indent="14.14pt" style:auto-text-indent="false"/>
    </style:style>
    <style:style style:name="Hanging_20_indent" style:display-name="Hanging indent" style:family="paragraph" style:parent-style-name="Text_20_body" style:class="text">
      <style:paragraph-properties fo:margin-left="28.35pt" fo:margin-right="0pt" fo:text-indent="-14.14pt" style:auto-text-indent="false">
        <style:tab-stops>
          <style:tab-stop style:position="0p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81.89pt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14.14pt" fo:margin-right="0pt" fo:text-indent="0pt" style:auto-text-indent="false">
        <style:tab-stops>
          <style:tab-stop style:position="467.74pt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28.29pt" fo:margin-right="0pt" fo:text-indent="0pt" style:auto-text-indent="false">
        <style:tab-stops>
          <style:tab-stop style:position="453.6pt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42.46pt" fo:margin-right="0pt" fo:text-indent="0pt" style:auto-text-indent="false">
        <style:tab-stops>
          <style:tab-stop style:position="439.46pt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56.61pt" fo:margin-right="0pt" fo:text-indent="0pt" style:auto-text-indent="false">
        <style:tab-stops>
          <style:tab-stop style:position="425.31pt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70.75pt" fo:margin-right="0pt" fo:text-indent="0pt" style:auto-text-indent="false">
        <style:tab-stops>
          <style:tab-stop style:position="411.14pt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84.9pt" fo:margin-right="0pt" fo:text-indent="0pt" style:auto-text-indent="false">
        <style:tab-stops>
          <style:tab-stop style:position="396.99pt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99.04pt" fo:margin-right="0pt" fo:text-indent="0pt" style:auto-text-indent="false">
        <style:tab-stops>
          <style:tab-stop style:position="382.85pt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13.19pt" fo:margin-right="0pt" fo:text-indent="0pt" style:auto-text-indent="false">
        <style:tab-stops>
          <style:tab-stop style:position="368.7pt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27.36pt" fo:margin-right="0pt" fo:text-indent="0pt" style:auto-text-indent="false">
        <style:tab-stops>
          <style:tab-stop style:position="354.56pt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28.35pt" fo:margin-right="28.35pt" fo:margin-top="0pt" fo:margin-bottom="14.14pt" fo:text-indent="0pt" style:auto-text-indent="false"/>
    </style:style>
    <style:style style:name="Preformatted_20_Text" style:display-name="Preformatted Text" style:family="paragraph" style:parent-style-name="Standard" style:class="html">
      <style:paragraph-properties fo:margin-top="0pt" fo:margin-bottom="0pt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#c0c0c0" fo:padding="1.39pt" fo:border="0.51pt solid #000000" style:shadow="none">
        <style:background-image/>
      </style:paragraph-properties>
    </style:style>
    <style:style style:name="OrgFixedWidthBlock" style:family="paragraph" style:parent-style-name="Preformatted_20_Text">
      <style:paragraph-properties fo:background-color="#c0c0c0" fo:padding="1.39pt" fo:border="0.51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pt" fo:margin-bottom="5.95pt"/>
    </style:style>
    <style:style style:name="OrgSrcBlockLastLine" style:family="paragraph">
      <style:paragraph-properties fo:margin-top="0pt" fo:margin-bottom="5.95pt"/>
    </style:style>
    <style:style style:name="OrgCenter" style:family="paragraph" style:parent-style-name="Text_20_body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14.14pt" fo:margin-right="0pt" fo:text-indent="-14.14pt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pt" fo:margin-bottom="14.14pt" style:border-line-width-bottom="0.06pt 0.99pt 0.06pt" fo:padding="0pt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77.65pt" style:type="center"/>
          <style:tab-stop style:position="555.31pt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style:style style:name="OrgTodo" style:family="text">
      <style:text-properties fo:color="#ff0000"/>
    </style:style>
    <style:style style:name="OrgDone" style:family="text">
      <style:text-properties fo:color="#008000"/>
    </style:style>
    <style:style style:name="OrgTag" style:family="text">
      <style:text-properties fo:background-color="#add8e6"/>
    </style:style>
    <style:style style:name="OrgTimestamp" style:family="text">
      <style:text-properties fo:color="#bebebe"/>
    </style:style>
    <style:style style:name="OrgTimestampKeyword" style:family="text">
      <style:text-properties fo:color="#5f9ea0"/>
    </style:style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5f_20_5f_Symbols" style:display-name="Bullet_20_Symbols" style:family="text"/>
    <style:style style:name="Graphics" style:family="graphic">
      <style:graphic-properties text:anchor-type="paragraph" svg:x="0pt" svg:y="0pt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pt" svg:y="0pt" fo:margin-left="5.7pt" fo:margin-right="5.7pt" fo:margin-top="5.7pt" fo:margin-bottom="5.7pt" style:wrap="parallel" style:number-wrapped-paragraphs="no-limit" style:wrap-contour="false" style:vertical-pos="top" style:vertical-rel="paragraph-content" style:horizontal-pos="center" style:horizontal-rel="paragraph-content" fo:padding="4.25pt" fo:border="0.06pt solid #000000"/>
    </style:style>
    <style:style style:name="OrgDisplayImage" style:family="graphic" style:parent-style-name="Graphics">
      <style:graphic-properties text:anchor-type="paragraph" svg:x="0pt" svg:y="0pt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pt" svg:y="0pt" fo:margin-top="5.95pt" fo:margin-bottom="5.95pt" style:vertical-pos="middle" style:vertical-rel="page" style:horizontal-pos="center" style:horizontal-rel="page" fo:background-color="transparent" style:background-transparency="100%" style:shadow="none">
        <style:background-image/>
      </style:graphic-properties>
    </style:style>
    <style:style style:name="OrgCaptionedImage" style:family="graphic" style:parent-style-name="Graphics">
      <style:graphic-properties svg:width="1.16pt" style:rel-width="100%" fo:min-height="1.16pt" text:anchor-type="paragraph" svg:x="0pt" svg:y="0pt" fo:margin-left="0pt" fo:margin-right="0pt" fo:margin-top="0pt" fo:margin-bottom="0pt" style:run-through="foreground" style:wrap="none" style:vertical-pos="from-top" style:vertical-rel="paragraph-content" style:horizontal-pos="from-left" style:horizontal-rel="paragraph-content" fo:padding="0pt" fo:border="none" style:shadow="none"/>
    </style:style>
    <style:style style:name="OrgImageCaptionFrame" style:family="graphic" style:parent-style-name="Frame">
      <style:graphic-properties text:anchor-type="paragraph" svg:x="0pt" svg:y="0pt" fo:margin-left="0pt" fo:margin-right="0pt" fo:margin-top="0pt" fo:margin-bottom="0pt" style:wrap="none" style:vertical-pos="top" style:vertical-rel="paragraph" style:horizontal-pos="center" style:horizontal-rel="paragraph" fo:padding="0pt" fo:border="none"/>
    </style:style>
    <style:style style:name="OrgPageImageCaptionFrame" style:family="graphic" style:parent-style-name="Frame">
      <style:graphic-properties text:anchor-type="paragraph" svg:x="0pt" svg:y="0pt" fo:margin-left="0pt" fo:margin-right="0pt" fo:margin-top="5.95pt" fo:margin-bottom="5.95pt" style:wrap="none" style:vertical-pos="middle" style:vertical-rel="page" style:horizontal-pos="center" style:horizontal-rel="page" fo:background-color="transparent" style:background-transparency="100%" fo:padding="0pt" fo:border="none" style:shadow="none">
        <style:background-image/>
      </style:graphic-properties>
    </style:style>
    <style:style style:name="OrgInlineImage" style:family="graphic" style:parent-style-name="Graphics">
      <style:graphic-properties text:anchor-type="as-char" svg:x="0pt" svg:y="0pt" style:vertical-pos="top" style:vertical-rel="baseline" style:horizontal-pos="center" style:horizontal-rel="paragraph"/>
    </style:style>
    <style:style style:name="OrgFormula" style:family="graphic">
      <style:graphic-properties text:anchor-type="as-char" svg:y="0pt" fo:margin-left="5.7pt" fo:margin-right="5.7pt" style:vertical-pos="middle" style:vertical-rel="text" style:shadow="none"/>
    </style:style>
    <style:style style:name="OrgInlineFormula" style:family="graphic" style:parent-style-name="Formula">
      <style:graphic-properties svg:y="0pt" style:vertical-pos="middle" style:vertical-rel="text"/>
    </style:style>
    <style:style style:name="OrgDisplayFormula" style:family="graphic" style:parent-style-name="OrgFormula">
      <style:graphic-properties svg:x="0pt" svg:y="0pt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svg:x="0pt" svg:y="0pt" fo:margin-top="0pt" fo:margin-bottom="0pt" style:vertical-pos="middle" style:vertical-rel="paragraph-content" style:horizontal-pos="from-left" style:horizontal-rel="paragraph-content" fo:padding="0pt" fo:border="none"/>
    </style:style>
    <style:style style:name="OrgCaptionedFormula" style:family="graphic" style:parent-style-name="OrgFormula">
      <style:graphic-properties svg:x="0pt" svg:y="0pt" fo:margin-left="0pt" fo:margin-right="0pt" fo:margin-top="0pt" fo:margin-bottom="0pt" style:run-through="foreground" style:wrap="none" style:vertical-pos="from-top" style:horizontal-pos="center" style:horizontal-rel="paragraph-content" fo:padding="0pt" fo:border="none" style:shadow="none"/>
    </style:style>
    <style:style style:name="OrgInlineTaskFrame" style:family="graphic" style:parent-style-name="Frame">
      <style:graphic-properties svg:x="0pt" svg:y="0pt" style:wrap="none" style:vertical-pos="top" style:vertical-rel="paragraph-content" style:horizontal-pos="center" style:horizontal-rel="paragraph-content" fo:background-color="#ffffcc" style:background-transparency="0%" fo:padding="4.25pt" fo:border="0.26pt solid #000000" style:shadow="none">
        <style:background-image/>
      </style:graphic-properties>
    </style:style>
    <style:style style:name="Formula" style:family="graphic">
      <style:graphic-properties text:anchor-type="as-char" svg:y="0pt" fo:margin-left="5.7pt" fo:margin-right="5.7pt" style:vertical-pos="middle" style:vertical-rel="text"/>
    </style:style>
    <text:outline-style style:name="Outline">
      <text:outline-level-style text:level="1" text:style-name="Numbering_20_Symbols" style:num-suffix=". " style:num-format="I">
        <style:list-level-properties text:list-level-position-and-space-mode="label-alignment">
          <style:list-level-label-alignment text:label-followed-by="nothing" fo:text-indent="-21.6pt" fo:margin-left="21.6pt"/>
        </style:list-level-properties>
      </text:outline-level-style>
      <text:outline-level-style text:level="2" text:style-name="Numbering_20_Symbols" style:num-suffix=". " style:num-format="A">
        <style:list-level-properties text:list-level-position-and-space-mode="label-alignment">
          <style:list-level-label-alignment text:label-followed-by="nothing" fo:text-indent="-28.8pt" fo:margin-left="28.8pt"/>
        </style:list-level-properties>
      </text:outline-level-style>
      <text:outline-level-style text:level="3" style:num-suffix=". " style:num-format="1">
        <style:list-level-properties text:list-level-position-and-space-mode="label-alignment">
          <style:list-level-label-alignment text:label-followed-by="nothing" fo:text-indent="-36pt" fo:margin-left="36pt"/>
        </style:list-level-properties>
      </text:outline-level-style>
      <text:outline-level-style text:level="4" text:style-name="Numbering_20_Symbols" style:num-suffix="." style:num-format="i">
        <style:list-level-properties text:list-level-position-and-space-mode="label-alignment">
          <style:list-level-label-alignment text:label-followed-by="nothing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86.4pt" fo:margin-left="86.4pt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14pt" fo:text-indent="-14.14pt" fo:margin-left="14.14pt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8.35pt" fo:text-indent="-14.14pt" fo:margin-left="28.35pt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2.49pt" fo:text-indent="-14.14pt" fo:margin-left="42.49pt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6.69pt" fo:text-indent="-14.14pt" fo:margin-left="56.69pt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0.84pt" fo:text-indent="-14.14pt" fo:margin-left="70.84pt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5.04pt" fo:text-indent="-14.14pt" fo:margin-left="85.04pt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9.21pt" fo:text-indent="-14.14pt" fo:margin-left="99.21pt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3.41pt" fo:text-indent="-14.14pt" fo:margin-left="113.41pt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7.56pt" fo:text-indent="-14.14pt" fo:margin-left="127.56pt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1.76pt" fo:text-indent="-14.14pt" fo:margin-left="141.76pt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22.71pt" fo:text-indent="-11.34pt" fo:margin-left="22.71pt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33.99pt" fo:text-indent="-11.34pt" fo:margin-left="33.99pt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45.35pt" fo:text-indent="-11.34pt" fo:margin-left="45.35pt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56.69pt" fo:text-indent="-11.34pt" fo:margin-left="56.69pt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68.06pt" fo:text-indent="-11.34pt" fo:margin-left="68.06pt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79.34pt" fo:text-indent="-11.34pt" fo:margin-left="79.34pt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90.71pt" fo:text-indent="-11.34pt" fo:margin-left="90.71pt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02.05pt" fo:text-indent="-11.34pt" fo:margin-left="102.05pt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13.41pt" fo:text-indent="-11.34pt" fo:margin-left="113.41pt"/>
        </style:list-level-properties>
        <style:text-properties fo:font-family="OpenSymbol"/>
      </text:list-level-style-bullet>
    </text:list-style>
    <text:list-style style:name="OrgNumberedList">
      <text:list-level-style-number text:level="1" style:num-suffix="." style:num-format="1">
        <style:list-level-properties text:space-before="18pt" text:min-label-width="18pt"/>
      </text:list-level-style-number>
      <text:list-level-style-number text:level="2" style:num-suffix="." style:num-format="1">
        <style:list-level-properties text:space-before="36pt" text:min-label-width="18pt"/>
      </text:list-level-style-number>
      <text:list-level-style-number text:level="3" style:num-suffix="." style:num-format="1">
        <style:list-level-properties text:space-before="54pt" text:min-label-width="18pt"/>
      </text:list-level-style-number>
      <text:list-level-style-number text:level="4" style:num-suffix="." style:num-format="1">
        <style:list-level-properties text:space-before="72pt" text:min-label-width="18pt"/>
      </text:list-level-style-number>
      <text:list-level-style-number text:level="5" style:num-suffix="." style:num-format="1">
        <style:list-level-properties text:space-before="90pt" text:min-label-width="18pt"/>
      </text:list-level-style-number>
      <text:list-level-style-number text:level="6" style:num-suffix="." style:num-format="1">
        <style:list-level-properties text:space-before="108pt" text:min-label-width="18pt"/>
      </text:list-level-style-number>
      <text:list-level-style-number text:level="7" style:num-suffix="." style:num-format="1">
        <style:list-level-properties text:space-before="126pt" text:min-label-width="18pt"/>
      </text:list-level-style-number>
      <text:list-level-style-number text:level="8" style:num-suffix="." style:num-format="1">
        <style:list-level-properties text:space-before="144pt" text:min-label-width="18pt"/>
      </text:list-level-style-number>
      <text:list-level-style-number text:level="9" style:num-suffix="." style:num-format="1">
        <style:list-level-properties text:space-before="162pt" text:min-label-width="18pt"/>
      </text:list-level-style-number>
      <text:list-level-style-number text:level="10" style:num-suffix="." style:num-format="1">
        <style:list-level-properties text:space-before="180pt" text:min-label-width="18pt"/>
      </text:list-level-style-number>
    </text:list-style>
    <text:list-style style:name="OrgBulletedList">
      <text:list-level-style-bullet text:level="1" text:style-name="Bullet_5f_20_5f_Symbols" style:num-suffix="." text:bullet-char="•">
        <style:list-level-properties text:space-before="18pt" text:min-label-width="18pt"/>
        <style:text-properties fo:font-family="StarSymbol" style:font-charset="x-symbol"/>
      </text:list-level-style-bullet>
      <text:list-level-style-bullet text:level="2" text:style-name="Bullet_5f_20_5f_Symbols" style:num-suffix="." text:bullet-char="•">
        <style:list-level-properties text:space-before="36pt" text:min-label-width="18pt"/>
        <style:text-properties fo:font-family="StarSymbol" style:font-charset="x-symbol"/>
      </text:list-level-style-bullet>
      <text:list-level-style-bullet text:level="3" text:style-name="Bullet_5f_20_5f_Symbols" style:num-suffix="." text:bullet-char="•">
        <style:list-level-properties text:space-before="54pt" text:min-label-width="18pt"/>
        <style:text-properties fo:font-family="StarSymbol" style:font-charset="x-symbol"/>
      </text:list-level-style-bullet>
      <text:list-level-style-bullet text:level="4" text:style-name="Bullet_5f_20_5f_Symbols" style:num-suffix="." text:bullet-char="•">
        <style:list-level-properties text:space-before="72pt" text:min-label-width="18pt"/>
        <style:text-properties fo:font-family="StarSymbol" style:font-charset="x-symbol"/>
      </text:list-level-style-bullet>
      <text:list-level-style-bullet text:level="5" text:style-name="Bullet_5f_20_5f_Symbols" style:num-suffix="." text:bullet-char="•">
        <style:list-level-properties text:space-before="90pt" text:min-label-width="18pt"/>
        <style:text-properties fo:font-family="StarSymbol" style:font-charset="x-symbol"/>
      </text:list-level-style-bullet>
      <text:list-level-style-bullet text:level="6" text:style-name="Bullet_5f_20_5f_Symbols" style:num-suffix="." text:bullet-char="•">
        <style:list-level-properties text:space-before="108pt" text:min-label-width="18pt"/>
        <style:text-properties fo:font-family="StarSymbol" style:font-charset="x-symbol"/>
      </text:list-level-style-bullet>
      <text:list-level-style-bullet text:level="7" text:style-name="Bullet_5f_20_5f_Symbols" style:num-suffix="." text:bullet-char="•">
        <style:list-level-properties text:space-before="126pt" text:min-label-width="18pt"/>
        <style:text-properties fo:font-family="StarSymbol" style:font-charset="x-symbol"/>
      </text:list-level-style-bullet>
      <text:list-level-style-bullet text:level="8" text:style-name="Bullet_5f_20_5f_Symbols" style:num-suffix="." text:bullet-char="•">
        <style:list-level-properties text:space-before="144pt" text:min-label-width="18pt"/>
        <style:text-properties fo:font-family="StarSymbol" style:font-charset="x-symbol"/>
      </text:list-level-style-bullet>
      <text:list-level-style-bullet text:level="9" text:style-name="Bullet_5f_20_5f_Symbols" style:num-suffix="." text:bullet-char="•">
        <style:list-level-properties text:space-before="162pt" text:min-label-width="18pt"/>
        <style:text-properties fo:font-family="StarSymbol" style:font-charset="x-symbol"/>
      </text:list-level-style-bullet>
      <text:list-level-style-bullet text:level="10" text:style-name="Bullet_5f_20_5f_Symbols" style:num-suffix="." text:bullet-char="•">
        <style:list-level-properties text:space-before="180pt" text:min-label-width="18pt"/>
        <style:text-properties fo:font-family="StarSymbol" style:font-charset="x-symbol"/>
      </text:list-level-style-bullet>
    </text:list-style>
    <text:list-style style:name="OrgDescriptionList">
      <text:list-level-style-number text:level="1" style:num-format="">
        <style:list-level-properties text:space-before="18pt" text:min-label-width="18pt"/>
      </text:list-level-style-number>
      <text:list-level-style-number text:level="2" style:num-format="">
        <style:list-level-properties text:space-before="36pt" text:min-label-width="18pt"/>
      </text:list-level-style-number>
      <text:list-level-style-number text:level="3" style:num-format="">
        <style:list-level-properties text:space-before="54pt" text:min-label-width="18pt"/>
      </text:list-level-style-number>
      <text:list-level-style-number text:level="4" style:num-format="">
        <style:list-level-properties text:space-before="72pt" text:min-label-width="18pt"/>
      </text:list-level-style-number>
      <text:list-level-style-number text:level="5" style:num-format="">
        <style:list-level-properties text:space-before="90pt" text:min-label-width="18pt"/>
      </text:list-level-style-number>
      <text:list-level-style-number text:level="6" style:num-format="">
        <style:list-level-properties text:space-before="108pt" text:min-label-width="18pt"/>
      </text:list-level-style-number>
      <text:list-level-style-number text:level="7" style:num-format="">
        <style:list-level-properties text:space-before="126pt" text:min-label-width="18pt"/>
      </text:list-level-style-number>
      <text:list-level-style-number text:level="8" style:num-format="">
        <style:list-level-properties text:space-before="144pt" text:min-label-width="18pt"/>
      </text:list-level-style-number>
      <text:list-level-style-number text:level="9" style:num-format="">
        <style:list-level-properties text:space-before="162pt" text:min-label-width="18pt"/>
      </text:list-level-style-number>
      <text:list-level-style-number text:level="10" style:num-format="">
        <style:list-level-properties text:space-before="180pt" text:min-label-width="18pt"/>
      </text:list-level-style-number>
    </text:list-style>
    <text:list-style style:name="OrgSrcBlockNumberedLine">
      <text:list-level-style-number text:level="1" style:num-format="1">
        <style:list-level-properties text:space-before="18pt" text:min-label-width="18pt" text:min-label-distance="2.86pt" fo:text-align="end"/>
      </text:list-level-style-number>
      <text:list-level-style-number text:level="2" style:num-format="1">
        <style:list-level-properties text:space-before="36pt" text:min-label-width="18pt" text:min-label-distance="2.86pt" fo:text-align="end"/>
      </text:list-level-style-number>
      <text:list-level-style-number text:level="3" style:num-format="1">
        <style:list-level-properties text:space-before="54pt" text:min-label-width="18pt" text:min-label-distance="2.86pt" fo:text-align="end"/>
      </text:list-level-style-number>
      <text:list-level-style-number text:level="4" style:num-format="1">
        <style:list-level-properties text:space-before="72pt" text:min-label-width="18pt" text:min-label-distance="2.86pt" fo:text-align="end"/>
      </text:list-level-style-number>
      <text:list-level-style-number text:level="5" style:num-format="1">
        <style:list-level-properties text:space-before="90pt" text:min-label-width="18pt" text:min-label-distance="2.86pt" fo:text-align="end"/>
      </text:list-level-style-number>
      <text:list-level-style-number text:level="6" style:num-format="1">
        <style:list-level-properties text:space-before="108pt" text:min-label-width="18pt" text:min-label-distance="2.86pt" fo:text-align="end"/>
      </text:list-level-style-number>
      <text:list-level-style-number text:level="7" style:num-format="1">
        <style:list-level-properties text:space-before="126pt" text:min-label-width="18pt" text:min-label-distance="2.86pt" fo:text-align="end"/>
      </text:list-level-style-number>
      <text:list-level-style-number text:level="8" style:num-format="1">
        <style:list-level-properties text:space-before="144pt" text:min-label-width="18pt" text:min-label-distance="2.86pt" fo:text-align="end"/>
      </text:list-level-style-number>
      <text:list-level-style-number text:level="9" style:num-format="1">
        <style:list-level-properties text:space-before="162pt" text:min-label-width="18pt" text:min-label-distance="2.86pt" fo:text-align="end"/>
      </text:list-level-style-number>
      <text:list-level-style-number text:level="10" style:num-format="1">
        <style:list-level-properties text:space-before="180pt" text:min-label-width="18pt" text:min-label-distance="2.86pt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/>
      <style:footer-style>
        <style:header-footer-properties fo:min-height="17.01pt" fo:margin-left="0pt" fo:margin-right="0pt" fo:margin-top="14.14pt" style:dynamic-spacing="false"/>
      </style:footer-style>
    </style:page-layout>
    <style:page-layout style:name="Mpm2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595.3pt" fo:page-height="841.89pt" style:num-format="i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/>
      <style:footer-style>
        <style:header-footer-properties fo:min-height="0pt" fo:margin-left="0pt" fo:margin-right="0pt" fo:margin-top="14.14pt"/>
      </style:footer-style>
    </style:page-layout>
    <style:page-layout style:name="Mpm4" style:page-usage="right">
      <style:page-layout-properties fo:page-width="595.3pt" fo:page-height="841.89pt" style:num-format="1" style:print-orientation="portrait" fo:margin-top="56.69pt" fo:margin-bottom="56.69pt" fo:margin-left="56.69pt" fo:margin-right="56.69pt" fo:background-color="transparent" style:writing-mode="lr-tb" style:footnote-max-height="0pt">
        <style:background-image/>
        <style:footnote-sep style:width="0.51pt" style:distance-before-sep="2.86pt" style:distance-after-sep="2.86pt" style:adjustment="left" style:rel-width="25%" style:color="#000000"/>
      </style:page-layout-properties>
      <style:header-style/>
      <style:footer-style>
        <style:header-footer-properties fo:min-height="17.01pt" fo:margin-left="0pt" fo:margin-right="0pt" fo:margin-top="14.14pt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>3</text:page-number></text:p>
      </style:footer>
    </style:master-page>
    <style:master-page style:name="OrgFirstPage" style:page-layout-name="Mpm4" style:next-style-name="OrgPage">
      <style:footer>
        <text:p text:style-name="MP1"><text:page-number text:select-page="current">3</text:page-number></text:p>
      </style:footer>
    </style:master-page>
    <style:master-page style:name="OrgPage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dlm </dc:creator>
    <meta:initial-creator>H. James Harkins</meta:initial-creator>
    <dc:date>2012-04-13T17:23:52</dc:date>
    <meta:creation-date>2012-04-13T16:21:30+08:00</meta:creation-date>
    <meta:generator>OpenOffice.org/3.2$Unix OpenOffice.org_project/320m12$Build-9483</meta:generator>
    <meta:keyword/>
    <dc:subject/>
    <dc:title>Planning the piece</dc:title>
    <meta:document-statistic meta:table-count="0" meta:image-count="0" meta:object-count="0" meta:page-count="3" meta:paragraph-count="81" meta:word-count="476" meta:character-count="2794"/>
    <meta:editing-duration>PT00H00M30S</meta:editing-duration>
    <meta:editing-cycles>1</meta:editing-cycles>
  </office:meta>
</office:document-meta>
</file>